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38" calcext:value-type="float">
            <text:p>2438</text:p>
          </table:table-cell>
          <table:table-cell office:value-type="float" office:value="2450" calcext:value-type="float">
            <text:p>2450</text:p>
          </table:table-cell>
          <table:table-cell office:value-type="float" office:value="0.502229428456" calcext:value-type="float">
            <text:p>0.5022294285</text:p>
          </table:table-cell>
          <table:table-cell office:value-type="float" office:value="0.485643970468" calcext:value-type="float">
            <text:p>0.4856439705</text:p>
          </table:table-cell>
          <table:table-cell office:value-type="float" office:value="0.579591836735" calcext:value-type="float">
            <text:p>0.5795918367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32" calcext:value-type="float">
            <text:p>2432</text:p>
          </table:table-cell>
          <table:table-cell office:value-type="float" office:value="2466" calcext:value-type="float">
            <text:p>2466</text:p>
          </table:table-cell>
          <table:table-cell office:value-type="float" office:value="0.507904337252" calcext:value-type="float">
            <text:p>0.5079043373</text:p>
          </table:table-cell>
          <table:table-cell office:value-type="float" office:value="0.496710526316" calcext:value-type="float">
            <text:p>0.4967105263</text:p>
          </table:table-cell>
          <table:table-cell office:value-type="float" office:value="0.525547445255" calcext:value-type="float">
            <text:p>0.5255474453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51" calcext:value-type="float">
            <text:p>2451</text:p>
          </table:table-cell>
          <table:table-cell office:value-type="float" office:value="2245" calcext:value-type="float">
            <text:p>2245</text:p>
          </table:table-cell>
          <table:table-cell office:value-type="float" office:value="0.502229428456" calcext:value-type="float">
            <text:p>0.5022294285</text:p>
          </table:table-cell>
          <table:table-cell office:value-type="float" office:value="0.525091799266" calcext:value-type="float">
            <text:p>0.5250917993</text:p>
          </table:table-cell>
          <table:table-cell office:value-type="float" office:value="0.472605790646" calcext:value-type="float">
            <text:p>0.4726057906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37" calcext:value-type="float">
            <text:p>2437</text:p>
          </table:table-cell>
          <table:table-cell office:value-type="float" office:value="2469" calcext:value-type="float">
            <text:p>2469</text:p>
          </table:table-cell>
          <table:table-cell office:value-type="float" office:value="0.508715038508" calcext:value-type="float">
            <text:p>0.5087150385</text:p>
          </table:table-cell>
          <table:table-cell office:value-type="float" office:value="0.494460402134" calcext:value-type="float">
            <text:p>0.4944604021</text:p>
          </table:table-cell>
          <table:table-cell office:value-type="float" office:value="0.569056298096" calcext:value-type="float">
            <text:p>0.5690562981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01" calcext:value-type="float">
            <text:p>2401</text:p>
          </table:table-cell>
          <table:table-cell office:value-type="float" office:value="2461" calcext:value-type="float">
            <text:p>2461</text:p>
          </table:table-cell>
          <table:table-cell office:value-type="float" office:value="0.507904337252" calcext:value-type="float">
            <text:p>0.5079043373</text:p>
          </table:table-cell>
          <table:table-cell office:value-type="float" office:value="0.506039150354" calcext:value-type="float">
            <text:p>0.5060391504</text:p>
          </table:table-cell>
          <table:table-cell office:value-type="float" office:value="0.468508736286" calcext:value-type="float">
            <text:p>0.4685087363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471" calcext:value-type="float">
            <text:p>2471</text:p>
          </table:table-cell>
          <table:table-cell office:value-type="float" office:value="2465" calcext:value-type="float">
            <text:p>2465</text:p>
          </table:table-cell>
          <table:table-cell office:value-type="float" office:value="0.517666392769" calcext:value-type="float">
            <text:p>0.5176663928</text:p>
          </table:table-cell>
          <table:table-cell office:value-type="float" office:value="0.485228652367" calcext:value-type="float">
            <text:p>0.4852286524</text:p>
          </table:table-cell>
          <table:table-cell office:value-type="float" office:value="0.415821501014" calcext:value-type="float">
            <text:p>0.415821501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428" calcext:value-type="float">
            <text:p>2428</text:p>
          </table:table-cell>
          <table:table-cell office:value-type="float" office:value="2465" calcext:value-type="float">
            <text:p>2465</text:p>
          </table:table-cell>
          <table:table-cell office:value-type="float" office:value="0.517666392769" calcext:value-type="float">
            <text:p>0.5176663928</text:p>
          </table:table-cell>
          <table:table-cell office:value-type="float" office:value="0.488467874794" calcext:value-type="float">
            <text:p>0.4884678748</text:p>
          </table:table-cell>
          <table:table-cell office:value-type="float" office:value="0.432048681542" calcext:value-type="float">
            <text:p>0.4320486815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447" calcext:value-type="float">
            <text:p>2447</text:p>
          </table:table-cell>
          <table:table-cell office:value-type="float" office:value="2473" calcext:value-type="float">
            <text:p>2473</text:p>
          </table:table-cell>
          <table:table-cell office:value-type="float" office:value="0.514928425358" calcext:value-type="float">
            <text:p>0.5149284254</text:p>
          </table:table-cell>
          <table:table-cell office:value-type="float" office:value="0.498978340826" calcext:value-type="float">
            <text:p>0.4989783408</text:p>
          </table:table-cell>
          <table:table-cell office:value-type="float" office:value="0.54953497776" calcext:value-type="float">
            <text:p>0.5495349778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float" office:value="0.512035903713" calcext:value-type="float">
            <text:p>0.5120359037</text:p>
          </table:table-cell>
          <table:table-cell office:value-type="float" office:value="0.509326845093" calcext:value-type="float">
            <text:p>0.5093268451</text:p>
          </table:table-cell>
          <table:table-cell office:value-type="float" office:value="0.511957843535" calcext:value-type="float">
            <text:p>0.5119578435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461" calcext:value-type="float">
            <text:p>2461</text:p>
          </table:table-cell>
          <table:table-cell office:value-type="float" office:value="2450" calcext:value-type="float">
            <text:p>2450</text:p>
          </table:table-cell>
          <table:table-cell office:value-type="float" office:value="0.517666392769" calcext:value-type="float">
            <text:p>0.5176663928</text:p>
          </table:table-cell>
          <table:table-cell office:value-type="float" office:value="0.516456724909" calcext:value-type="float">
            <text:p>0.5164567249</text:p>
          </table:table-cell>
          <table:table-cell office:value-type="float" office:value="0.447346938776" calcext:value-type="float">
            <text:p>0.4473469388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466" calcext:value-type="float">
            <text:p>2466</text:p>
          </table:table-cell>
          <table:table-cell office:value-type="float" office:value="2449" calcext:value-type="float">
            <text:p>2449</text:p>
          </table:table-cell>
          <table:table-cell office:value-type="float" office:value="0.496962332928" calcext:value-type="float">
            <text:p>0.4969623329</text:p>
          </table:table-cell>
          <table:table-cell office:value-type="float" office:value="0.489862124899" calcext:value-type="float">
            <text:p>0.4898621249</text:p>
          </table:table-cell>
          <table:table-cell office:value-type="float" office:value="0.423438138016" calcext:value-type="float">
            <text:p>0.423438138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453" calcext:value-type="float">
            <text:p>2453</text:p>
          </table:table-cell>
          <table:table-cell office:value-type="float" office:value="2465" calcext:value-type="float">
            <text:p>2465</text:p>
          </table:table-cell>
          <table:table-cell office:value-type="float" office:value="0.504676697845" calcext:value-type="float">
            <text:p>0.5046766978</text:p>
          </table:table-cell>
          <table:table-cell office:value-type="float" office:value="0.518956379943" calcext:value-type="float">
            <text:p>0.5189563799</text:p>
          </table:table-cell>
          <table:table-cell office:value-type="float" office:value="0.57322515213" calcext:value-type="float">
            <text:p>0.5732251521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446" calcext:value-type="float">
            <text:p>2446</text:p>
          </table:table-cell>
          <table:table-cell office:value-type="float" office:value="2470" calcext:value-type="float">
            <text:p>2470</text:p>
          </table:table-cell>
          <table:table-cell office:value-type="float" office:value="0.501822600243" calcext:value-type="float">
            <text:p>0.5018226002</text:p>
          </table:table-cell>
          <table:table-cell office:value-type="float" office:value="0.498773507768" calcext:value-type="float">
            <text:p>0.4987735078</text:p>
          </table:table-cell>
          <table:table-cell office:value-type="float" office:value="0.465587044534" calcext:value-type="float">
            <text:p>0.4655870445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2448" calcext:value-type="float">
            <text:p>2448</text:p>
          </table:table-cell>
          <table:table-cell office:value-type="float" office:value="2450" calcext:value-type="float">
            <text:p>2450</text:p>
          </table:table-cell>
          <table:table-cell office:value-type="float" office:value="0.498376623377" calcext:value-type="float">
            <text:p>0.4983766234</text:p>
          </table:table-cell>
          <table:table-cell office:value-type="float" office:value="0.510620915033" calcext:value-type="float">
            <text:p>0.510620915</text:p>
          </table:table-cell>
          <table:table-cell office:value-type="float" office:value="0.505306122449" calcext:value-type="float">
            <text:p>0.5053061224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float" office:value="2462" calcext:value-type="float">
            <text:p>2462</text:p>
          </table:table-cell>
          <table:table-cell office:value-type="float" office:value="0.5" calcext:value-type="float">
            <text:p>0.5</text:p>
          </table:table-cell>
          <table:table-cell office:value-type="float" office:value="0.484001620089" calcext:value-type="float">
            <text:p>0.4840016201</text:p>
          </table:table-cell>
          <table:table-cell office:value-type="float" office:value="0.557270511779" calcext:value-type="float">
            <text:p>0.5572705118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459" calcext:value-type="float">
            <text:p>2459</text:p>
          </table:table-cell>
          <table:table-cell office:value-type="float" office:value="2467" calcext:value-type="float">
            <text:p>2467</text:p>
          </table:table-cell>
          <table:table-cell office:value-type="float" office:value="0.505882352941" calcext:value-type="float">
            <text:p>0.5058823529</text:p>
          </table:table-cell>
          <table:table-cell office:value-type="float" office:value="0.500610004067" calcext:value-type="float">
            <text:p>0.5006100041</text:p>
          </table:table-cell>
          <table:table-cell office:value-type="float" office:value="0.410620186461" calcext:value-type="float">
            <text:p>0.410620186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453" calcext:value-type="float">
            <text:p>2453</text:p>
          </table:table-cell>
          <table:table-cell office:value-type="float" office:value="2429" calcext:value-type="float">
            <text:p>2429</text:p>
          </table:table-cell>
          <table:table-cell office:value-type="float" office:value="0.507505070994" calcext:value-type="float">
            <text:p>0.507505071</text:p>
          </table:table-cell>
          <table:table-cell office:value-type="float" office:value="0.486343253159" calcext:value-type="float">
            <text:p>0.4863432532</text:p>
          </table:table-cell>
          <table:table-cell office:value-type="float" office:value="0.457389872375" calcext:value-type="float">
            <text:p>0.4573898724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467" calcext:value-type="float">
            <text:p>2467</text:p>
          </table:table-cell>
          <table:table-cell office:value-type="float" office:value="2464" calcext:value-type="float">
            <text:p>2464</text:p>
          </table:table-cell>
          <table:table-cell office:value-type="float" office:value="0.507505070994" calcext:value-type="float">
            <text:p>0.507505071</text:p>
          </table:table-cell>
          <table:table-cell office:value-type="float" office:value="0.507904337252" calcext:value-type="float">
            <text:p>0.507904337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429" calcext:value-type="float">
            <text:p>2429</text:p>
          </table:table-cell>
          <table:table-cell office:value-type="float" office:value="2441" calcext:value-type="float">
            <text:p>2441</text:p>
          </table:table-cell>
          <table:table-cell office:value-type="float" office:value="0.507505070994" calcext:value-type="float">
            <text:p>0.507505071</text:p>
          </table:table-cell>
          <table:table-cell office:value-type="float" office:value="0.513379991766" calcext:value-type="float">
            <text:p>0.5133799918</text:p>
          </table:table-cell>
          <table:table-cell office:value-type="float" office:value="0.528881605899" calcext:value-type="float">
            <text:p>0.5288816059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444" calcext:value-type="float">
            <text:p>2444</text:p>
          </table:table-cell>
          <table:table-cell office:value-type="float" office:value="2469" calcext:value-type="float">
            <text:p>2469</text:p>
          </table:table-cell>
          <table:table-cell office:value-type="float" office:value="0.505882352941" calcext:value-type="float">
            <text:p>0.5058823529</text:p>
          </table:table-cell>
          <table:table-cell office:value-type="float" office:value="0.494271685761" calcext:value-type="float">
            <text:p>0.4942716858</text:p>
          </table:table-cell>
          <table:table-cell office:value-type="float" office:value="0.413527744026" calcext:value-type="float">
            <text:p>0.413527744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2461" calcext:value-type="float">
            <text:p>2461</text:p>
          </table:table-cell>
          <table:table-cell office:value-type="float" office:value="2472" calcext:value-type="float">
            <text:p>2472</text:p>
          </table:table-cell>
          <table:table-cell office:value-type="float" office:value="0.507904337252" calcext:value-type="float">
            <text:p>0.5079043373</text:p>
          </table:table-cell>
          <table:table-cell office:value-type="float" office:value="0.49451442503" calcext:value-type="float">
            <text:p>0.494514425</text:p>
          </table:table-cell>
          <table:table-cell office:value-type="float" office:value="0.402912621359" calcext:value-type="float">
            <text:p>0.4029126214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420" calcext:value-type="float">
            <text:p>2420</text:p>
          </table:table-cell>
          <table:table-cell office:value-type="float" office:value="2393" calcext:value-type="float">
            <text:p>2393</text:p>
          </table:table-cell>
          <table:table-cell office:value-type="float" office:value="0.507917174178" calcext:value-type="float">
            <text:p>0.5079171742</text:p>
          </table:table-cell>
          <table:table-cell office:value-type="float" office:value="0.501652892562" calcext:value-type="float">
            <text:p>0.5016528926</text:p>
          </table:table-cell>
          <table:table-cell office:value-type="float" office:value="0.469285415796" calcext:value-type="float">
            <text:p>0.4692854158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392" calcext:value-type="float">
            <text:p>2392</text:p>
          </table:table-cell>
          <table:table-cell office:value-type="float" office:value="2461" calcext:value-type="float">
            <text:p>2461</text:p>
          </table:table-cell>
          <table:table-cell office:value-type="float" office:value="0.507917174178" calcext:value-type="float">
            <text:p>0.5079171742</text:p>
          </table:table-cell>
          <table:table-cell office:value-type="float" office:value="0.502508361204" calcext:value-type="float">
            <text:p>0.5025083612</text:p>
          </table:table-cell>
          <table:table-cell office:value-type="float" office:value="0.533522958147" calcext:value-type="float">
            <text:p>0.5335229581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52" calcext:value-type="float">
            <text:p>2452</text:p>
          </table:table-cell>
          <table:table-cell office:value-type="float" office:value="2403" calcext:value-type="float">
            <text:p>2403</text:p>
          </table:table-cell>
          <table:table-cell office:value-type="float" office:value="0.507293354943" calcext:value-type="float">
            <text:p>0.5072933549</text:p>
          </table:table-cell>
          <table:table-cell office:value-type="float" office:value="0.505709624796" calcext:value-type="float">
            <text:p>0.5057096248</text:p>
          </table:table-cell>
          <table:table-cell office:value-type="float" office:value="0.466500208073" calcext:value-type="float">
            <text:p>0.4665002081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466" calcext:value-type="float">
            <text:p>2466</text:p>
          </table:table-cell>
          <table:table-cell office:value-type="float" office:value="2472" calcext:value-type="float">
            <text:p>2472</text:p>
          </table:table-cell>
          <table:table-cell office:value-type="float" office:value="0.507105156313" calcext:value-type="float">
            <text:p>0.5071051563</text:p>
          </table:table-cell>
          <table:table-cell office:value-type="float" office:value="0.492295214923" calcext:value-type="float">
            <text:p>0.4922952149</text:p>
          </table:table-cell>
          <table:table-cell office:value-type="float" office:value="0.504045307443" calcext:value-type="float">
            <text:p>0.504045307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AVERAGE([.A2:.A26])" office:value-type="float" office:value="2460.44" calcext:value-type="float">
            <text:p>2460.44</text:p>
          </table:table-cell>
          <table:table-cell table:formula="of:=AVERAGE([.B2:.B26])" office:value-type="float" office:value="2446.28" calcext:value-type="float">
            <text:p>2446.28</text:p>
          </table:table-cell>
          <table:table-cell table:formula="of:=AVERAGE([.C2:.C26])" office:value-type="float" office:value="2447.12" calcext:value-type="float">
            <text:p>2447.12</text:p>
          </table:table-cell>
          <table:table-cell table:formula="of:=AVERAGE([.D2:.D26])" office:value-type="float" office:value="0.50732805789692" calcext:value-type="float">
            <text:p>0.5073280579</text:p>
          </table:table-cell>
          <table:table-cell table:formula="of:=AVERAGE([.E2:.E26])" office:value-type="float" office:value="0.50031234499116" calcext:value-type="float">
            <text:p>0.500312345</text:p>
          </table:table-cell>
          <table:table-cell table:formula="of:=AVERAGE([.F2:.F26])" office:value-type="float" office:value="0.48734131752528" calcext:value-type="float">
            <text:p>0.4873413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2T08:27:29.300792884</dc:date>
    <meta:document-statistic meta:table-count="1" meta:cell-count="162" meta:object-count="0"/>
    <meta:generator>LibreOffice/4.2.7.2$Linux_X86_64 LibreOffice_project/420m0$Build-2</meta:generator>
  </office:meta>
</office:document-meta>
</file>